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1de" officeooo:paragraph-rsid="000131de"/>
    </style:style>
    <style:style style:name="P2" style:family="paragraph" style:parent-style-name="Standard">
      <style:text-properties officeooo:rsid="0001a7b4" officeooo:paragraph-rsid="0001a7b4"/>
    </style:style>
    <style:style style:name="P3" style:family="paragraph" style:parent-style-name="Standard" style:list-style-name="L1">
      <style:text-properties style:font-name="FreeMono" fo:font-weight="normal" officeooo:rsid="00031e53" officeooo:paragraph-rsid="00031e53" style:font-weight-asian="normal" style:font-weight-complex="normal"/>
    </style:style>
    <style:style style:name="P4" style:family="paragraph" style:parent-style-name="Standard" style:list-style-name="L1">
      <style:text-properties style:font-name="FreeMono" fo:font-weight="normal" officeooo:rsid="00051352" officeooo:paragraph-rsid="00051352" style:font-weight-asian="normal" style:font-weight-complex="normal"/>
    </style:style>
    <style:style style:name="P5" style:family="paragraph" style:parent-style-name="Standard" style:list-style-name="L1">
      <style:text-properties style:font-name="FreeMono" fo:font-weight="normal" officeooo:rsid="0007f8fa" officeooo:paragraph-rsid="0007f8fa" style:font-weight-asian="normal" style:font-weight-complex="normal"/>
    </style:style>
    <style:style style:name="P6" style:family="paragraph" style:parent-style-name="Standard" style:list-style-name="L1">
      <style:text-properties style:font-name="FreeMono" fo:font-weight="normal" officeooo:rsid="0009b58c" officeooo:paragraph-rsid="0009b58c" style:font-weight-asian="normal" style:font-weight-complex="normal"/>
    </style:style>
    <style:style style:name="P7" style:family="paragraph" style:parent-style-name="Standard" style:list-style-name="L1">
      <style:text-properties style:font-name="FreeMono" fo:font-weight="normal" officeooo:rsid="0015c90d" officeooo:paragraph-rsid="0015c90d" style:font-weight-asian="normal" style:font-weight-complex="normal"/>
    </style:style>
    <style:style style:name="P8" style:family="paragraph" style:parent-style-name="Standard" style:list-style-name="L1">
      <style:text-properties style:font-name="FreeMono" fo:font-weight="normal" officeooo:rsid="000fcfd9" officeooo:paragraph-rsid="000fcfd9" style:font-weight-asian="normal" style:font-weight-complex="normal"/>
    </style:style>
    <style:style style:name="P9" style:family="paragraph" style:parent-style-name="Standard" style:list-style-name="L1">
      <style:text-properties style:font-name="FreeMono" fo:font-weight="normal" officeooo:rsid="00120185" officeooo:paragraph-rsid="00120185" style:font-weight-asian="normal" style:font-weight-complex="normal"/>
    </style:style>
    <style:style style:name="P10" style:family="paragraph" style:parent-style-name="Standard" style:list-style-name="L1">
      <style:text-properties style:font-name="FreeMono" fo:font-weight="normal" officeooo:rsid="000eb0f6" officeooo:paragraph-rsid="000eb0f6" style:font-weight-asian="normal" style:font-weight-complex="normal"/>
    </style:style>
    <style:style style:name="P11" style:family="paragraph" style:parent-style-name="Standard" style:list-style-name="L1">
      <style:text-properties style:font-name="FreeMono" fo:font-weight="normal" officeooo:rsid="0021ee81" officeooo:paragraph-rsid="0021ee81" style:font-weight-asian="normal" style:font-weight-complex="normal"/>
    </style:style>
    <style:style style:name="P12" style:family="paragraph" style:parent-style-name="Standard" style:list-style-name="L1">
      <style:text-properties style:font-name="FreeMono" fo:font-weight="normal" officeooo:rsid="00224aaf" officeooo:paragraph-rsid="00224aaf" style:font-weight-asian="normal" style:font-weight-complex="normal"/>
    </style:style>
    <style:style style:name="P13" style:family="paragraph" style:parent-style-name="Standard" style:list-style-name="L1">
      <style:text-properties style:font-name="FreeMono" fo:font-size="11.5pt" fo:font-weight="normal" officeooo:rsid="001f3dab" officeooo:paragraph-rsid="001f3dab" style:font-size-asian="11.5pt" style:font-weight-asian="normal" style:font-size-complex="11.5pt" style:font-weight-complex="normal"/>
    </style:style>
    <style:style style:name="P14" style:family="paragraph">
      <style:paragraph-properties fo:text-align="center"/>
    </style:style>
    <style:style style:name="T1" style:family="text">
      <style:text-properties officeooo:rsid="000de317"/>
    </style:style>
    <style:style style:name="T2" style:family="text">
      <style:text-properties officeooo:rsid="0015c90d"/>
    </style:style>
    <style:style style:name="T3" style:family="text">
      <style:text-properties officeooo:rsid="0019036f"/>
    </style:style>
    <style:style style:name="T4" style:family="text">
      <style:text-properties officeooo:rsid="001a555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c330a" style:font-size-asian="10pt" style:font-size-complex="10pt"/>
    </style:style>
    <style:style style:name="T7" style:family="text">
      <style:text-properties fo:font-size="10pt" officeooo:rsid="001cba0c" style:font-size-asian="10pt" style:font-size-complex="10pt"/>
    </style:style>
    <style:style style:name="T8" style:family="text">
      <style:text-properties officeooo:rsid="001fe082"/>
    </style:style>
    <style:style style:name="T9" style:family="text">
      <style:text-properties officeooo:rsid="0020d1f6"/>
    </style:style>
    <style:style style:name="T10" style:family="text">
      <style:text-properties officeooo:rsid="0021ee81"/>
    </style:style>
    <style:style style:name="T11" style:family="text">
      <style:text-properties officeooo:rsid="0023a41c"/>
    </style:style>
    <style:style style:name="T12" style:family="text">
      <style:text-properties officeooo:rsid="00262475"/>
    </style:style>
    <style:style style:name="T13" style:family="text">
      <style:text-properties officeooo:rsid="002710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IKSTRA:</text:p>
      <text:p text:style-name="P1"/>
      <text:p text:style-name="P2">Algorithm used:</text:p>
      <text:p text:style-name="P2"><draw:line text:anchor-type="paragraph" draw:z-index="0" draw:name="Shape1" draw:style-name="gr1" draw:text-style-name="P14" svg:x1="-0.265cm" svg:y1="8.871cm" svg:x2="-0.265cm" svg:y2="0.388cm"><text:p/></draw:line><draw:line text:anchor-type="paragraph" draw:z-index="1" draw:name="Shape2" draw:style-name="gr1" draw:text-style-name="P14" svg:x1="-0.265cm" svg:y1="0.388cm" svg:x2="16.568cm" svg:y2="0.388cm"><text:p/></draw:line><draw:line text:anchor-type="paragraph" draw:z-index="2" draw:name="Shape3" draw:style-name="gr1" draw:text-style-name="P14" svg:x1="16.568cm" svg:y1="0.388cm" svg:x2="16.568cm" svg:y2="8.953cm"><text:p/></draw:line></text:p>
      <text:list xml:id="list3630381354670259020" text:style-name="L1">
        <text:list-item>
          <text:p text:style-name="P13">Define heuristic <text:span text:style-name="T8">function ‘h’</text:span> <text:span text:style-name="T8">and distance from source as ‘g’</text:span></text:p>
        </text:list-item>
        <text:list-item>
          <text:p text:style-name="P3">Initialise Q (priority queue <text:span text:style-name="T3">sorted on cost f = g + h</text:span>)</text:p>
        </text:list-item>
        <text:list-item>
          <text:p text:style-name="P4">push source node in Q,<text:span text:style-name="T9">f(source) = 0,g(source) = 0,parent of source = source,f(all other nodes) = infinity,g(all other nodes) = infinity</text:span></text:p>
        </text:list-item>
        <text:list-item>
          <text:p text:style-name="P5">while(!Q.empty())</text:p>
          <text:list>
            <text:list-item>
              <text:p text:style-name="P6">u = <text:span text:style-name="T2">Front element of Q</text:span></text:p>
            </text:list-item>
            <text:list-item>
              <text:p text:style-name="P7">Remove u from Q</text:p>
            </text:list-item>
            <text:list-item>
              <text:p text:style-name="P8">mark u <text:span text:style-name="T2">as</text:span> visited</text:p>
            </text:list-item>
            <text:list-item>
              <text:p text:style-name="P6">for each neighbour v of u:</text:p>
              <text:list>
                <text:list-item>
                  <text:p text:style-name="P9">if(v is not visited)</text:p>
                  <text:list>
                    <text:list-item>
                      <text:p text:style-name="P11">g(v) = g(u) + wt</text:p>
                    </text:list-item>
                    <text:list-item>
                      <text:p text:style-name="P12">f(v)_current = g(v) + h<text:span text:style-name="T11">(v)</text:span></text:p>
                    </text:list-item>
                    <text:list-item>
                      <text:p text:style-name="P6">if(<text:span text:style-name="T10">f(v)_current</text:span> &lt; <text:span text:style-name="T12">f(v)</text:span>) <text:span text:style-name="T5">//</text:span><text:span text:style-name="T6">a.k.a </text:span><text:span text:style-name="T7">relaxing</text:span></text:p>
                      <text:list>
                        <text:list-item>
                          <text:p text:style-name="P6"><text:span text:style-name="T13">f(</text:span>v<text:span text:style-name="T13">)</text:span> = <text:span text:style-name="T13">f(v)_current</text:span></text:p>
                        </text:list-item>
                        <text:list-item>
                          <text:p text:style-name="P10">parent[v] = u</text:p>
                        </text:list-item>
                        <text:list-item>
                          <text:p text:style-name="P6"><draw:line text:anchor-type="paragraph" draw:z-index="3" draw:name="Shape4" draw:style-name="gr1" draw:text-style-name="P14" svg:x1="16.568cm" svg:y1="1.376cm" svg:x2="-0.265cm" svg:y2="1.376cm"><text:p/></draw:line><draw:line text:anchor-type="paragraph" draw:z-index="4" draw:name="Shape5" draw:style-name="gr1" draw:text-style-name="P14" svg:x1="-0.265cm" svg:y1="1.376cm" svg:x2="-0.265cm" svg:y2="0.219cm"><text:p/></draw:line><draw:line text:anchor-type="paragraph" draw:z-index="5" draw:name="Shape6" draw:style-name="gr2" draw:text-style-name="P14" svg:x1="16.568cm" svg:y1="0.356cm" svg:x2="16.568cm" svg:y2="1.376cm"><text:p/></draw:line>Q.push(v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1:52:26.054858111</meta:creation-date>
    <dc:date>2018-06-04T22:00:27.453101301</dc:date>
    <meta:editing-duration>PT16H43M27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8" meta:character-count="529" meta:non-whitespace-character-count="453"/>
  </office:meta>
</office:document-meta>
</file>